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ed7d" officeooo:paragraph-rsid="000eed7d"/>
    </style:style>
    <style:style style:name="P2" style:family="paragraph" style:parent-style-name="Standard">
      <style:paragraph-properties fo:text-align="justify" style:justify-single-word="false"/>
      <style:text-properties officeooo:rsid="000fdf9c" officeooo:paragraph-rsid="001a0052"/>
    </style:style>
    <style:style style:name="P3" style:family="paragraph" style:parent-style-name="Standard">
      <style:paragraph-properties fo:text-align="justify" style:justify-single-word="false"/>
      <style:text-properties officeooo:rsid="000fdf9c" officeooo:paragraph-rsid="000fdf9c"/>
    </style:style>
    <style:style style:name="P4" style:family="paragraph" style:parent-style-name="Standard">
      <style:paragraph-properties fo:text-align="justify" style:justify-single-word="false"/>
      <style:text-properties officeooo:rsid="00105677" officeooo:paragraph-rsid="00105677"/>
    </style:style>
    <style:style style:name="P5" style:family="paragraph" style:parent-style-name="Standard">
      <style:paragraph-properties fo:text-align="justify" style:justify-single-word="false"/>
      <style:text-properties officeooo:rsid="0011a963" officeooo:paragraph-rsid="0011a963"/>
    </style:style>
    <style:style style:name="P6" style:family="paragraph" style:parent-style-name="Standard">
      <style:paragraph-properties fo:text-align="justify" style:justify-single-word="false"/>
      <style:text-properties officeooo:rsid="00141df7" officeooo:paragraph-rsid="00141df7"/>
    </style:style>
    <style:style style:name="P7" style:family="paragraph" style:parent-style-name="Standard">
      <style:paragraph-properties fo:text-align="justify" style:justify-single-word="false"/>
      <style:text-properties officeooo:rsid="0016ce3a" officeooo:paragraph-rsid="0016ce3a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1b6837" officeooo:paragraph-rsid="001b683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1b6837" officeooo:paragraph-rsid="001b683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0fdf9c"/>
    </style:style>
    <style:style style:name="P11" style:family="paragraph" style:parent-style-name="Standard">
      <style:paragraph-properties fo:text-align="justify" style:justify-single-word="false"/>
      <style:text-properties officeooo:paragraph-rsid="000eed7d"/>
    </style:style>
    <style:style style:name="P12" style:family="paragraph" style:parent-style-name="Standard">
      <style:paragraph-properties fo:text-align="justify" style:justify-single-word="false"/>
      <style:text-properties officeooo:paragraph-rsid="00105677"/>
    </style:style>
    <style:style style:name="P13" style:family="paragraph" style:parent-style-name="Standard">
      <style:paragraph-properties fo:text-align="justify" style:justify-single-word="false"/>
      <style:text-properties officeooo:paragraph-rsid="0011a963"/>
    </style:style>
    <style:style style:name="P14" style:family="paragraph" style:parent-style-name="Standard">
      <style:paragraph-properties fo:text-align="justify" style:justify-single-word="false"/>
      <style:text-properties officeooo:paragraph-rsid="001389ab"/>
    </style:style>
    <style:style style:name="P15" style:family="paragraph" style:parent-style-name="Standard">
      <style:paragraph-properties fo:text-align="justify" style:justify-single-word="false"/>
      <style:text-properties officeooo:paragraph-rsid="0013c1db"/>
    </style:style>
    <style:style style:name="P16" style:family="paragraph" style:parent-style-name="Standard">
      <style:paragraph-properties fo:text-align="justify" style:justify-single-word="false"/>
      <style:text-properties officeooo:paragraph-rsid="0016ce3a"/>
    </style:style>
    <style:style style:name="P17" style:family="paragraph" style:parent-style-name="Standard">
      <style:paragraph-properties fo:text-align="justify" style:justify-single-word="false"/>
      <style:text-properties officeooo:paragraph-rsid="00172daf"/>
    </style:style>
    <style:style style:name="P18" style:family="paragraph" style:parent-style-name="Standard">
      <style:paragraph-properties fo:text-align="justify" style:justify-single-word="false"/>
      <style:text-properties officeooo:paragraph-rsid="001766f6"/>
    </style:style>
    <style:style style:name="P19" style:family="paragraph" style:parent-style-name="Standard">
      <style:paragraph-properties fo:text-align="justify" style:justify-single-word="false"/>
      <style:text-properties officeooo:paragraph-rsid="0015a94c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1df7" officeooo:paragraph-rsid="00141df7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a963" officeooo:paragraph-rsid="0011a96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fdf9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6ce3a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20pt" fo:font-weight="bold" officeooo:rsid="000eed7d" officeooo:paragraph-rsid="000eed7d" style:font-size-asian="20pt" style:font-weight-asian="bold" style:font-size-complex="20pt" style:font-weight-complex="bold"/>
    </style:style>
    <style:style style:name="T1" style:family="text">
      <style:text-properties officeooo:rsid="000eed7d"/>
    </style:style>
    <style:style style:name="T2" style:family="text">
      <style:text-properties officeooo:rsid="000fdf9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fdf9c"/>
    </style:style>
    <style:style style:name="T5" style:family="text">
      <style:text-properties officeooo:rsid="00105677"/>
    </style:style>
    <style:style style:name="T6" style:family="text">
      <style:text-properties officeooo:rsid="0011a963"/>
    </style:style>
    <style:style style:name="T7" style:family="text">
      <style:text-properties officeooo:rsid="001389ab"/>
    </style:style>
    <style:style style:name="T8" style:family="text">
      <style:text-properties officeooo:rsid="0013c1db"/>
    </style:style>
    <style:style style:name="T9" style:family="text">
      <style:text-properties officeooo:rsid="00141df7"/>
    </style:style>
    <style:style style:name="T10" style:family="text">
      <style:text-properties officeooo:rsid="0015a94c"/>
    </style:style>
    <style:style style:name="T11" style:family="text">
      <style:text-properties officeooo:rsid="0016ce3a"/>
    </style:style>
    <style:style style:name="T12" style:family="text">
      <style:text-properties officeooo:rsid="00172daf"/>
    </style:style>
    <style:style style:name="T13" style:family="text">
      <style:text-properties officeooo:rsid="001766f6"/>
    </style:style>
    <style:style style:name="T14" style:family="text">
      <style:text-properties officeooo:rsid="001a0052"/>
    </style:style>
    <style:style style:name="T15" style:family="text">
      <style:text-properties officeooo:rsid="001b6837"/>
    </style:style>
    <style:style style:name="T16" style:family="text">
      <style:text-properties officeooo:rsid="001ba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ojciech Moszczyński</text:p>
      <text:p text:style-name="P8"/>
      <text:p text:style-name="P24">Zastosowanie <text:span text:style-name="T15">r</text:span>egresji <text:span text:style-name="T15">l</text:span>iniowej w przewidywaniu popytu detalicznego</text:p>
      <text:p text:style-name="P1"/>
      <text:p text:style-name="P10"><text:span text:style-name="T1"><text:tab/>Od pewnego czasu publikuj</text:span><text:span text:style-name="T15">ę</text:span><text:span text:style-name="T1"> artykuły propagujące </text:span><text:span text:style-name="T14">metody</text:span><text:span text:style-name="T1"> </text:span><text:span text:style-name="T14">optymalizacji</text:span><text:span text:style-name="T1"> w codziennej działalności gospodarczej. Metody te nie są zwykle zbyt wyszukane i trudne. Niemniej nie wszyscy podzielają pogląd, że metody te są potrzebne i mogą przyczynić się do istotnej poprawy </text:span><text:span text:style-name="T14">efektywności </text:span><text:span text:style-name="T1">procesów produkcyjnych, ograniczyć koszty, zminimalizować błędy jakości lub zmaksymalizować zysk. Dziesięć lat temu miałem okazję zastosować zespół </text:span><text:span text:style-name="T14">prostych</text:span><text:span text:style-name="T1"> model</text:span><text:span text:style-name="T15">i</text:span><text:span text:style-name="T1"> </text:span><text:span text:style-name="T14">regresji liniowej</text:span><text:span text:style-name="T1">, </text:span><text:span text:style-name="T2">które okazały się niezwykle potrzebne w procesie planowania produkcji dużej piekarni. Co ciekawe, zlecenie na stworzenie modeli prognostycznych otrzymałem od właściciela piekarni, </text:span><text:span text:style-name="T14">osoby, </text:span><text:span text:style-name="T2">któr</text:span><text:span text:style-name="T14">a</text:span><text:span text:style-name="T2"> niewiele wiedział</text:span><text:span text:style-name="T15">a</text:span><text:span text:style-name="T2"> o istnieniu modeli regresji liniowej. <text:s/></text:span><text:span text:style-name="T14">N</text:span><text:span text:style-name="T2">ie interesowała </text:span><text:span text:style-name="T15">ją</text:span><text:span text:style-name="T2"> statystyka ani ekonometria, lecz proces produkcji i sprzedaży wyrobów piekarniczych. <text:s/></text:span><text:span text:style-name="T1"><text:s/></text:span></text:p>
      <text:p text:style-name="P11"/>
      <text:p text:style-name="P22"><text:span text:style-name="T1"><text:s/></text:span><text:span text:style-name="T2">Model regresji liniowej – co to takiego?</text:span><text:span text:style-name="T1"> </text:span></text:p>
      <text:p text:style-name="P10"/>
      <text:p text:style-name="P10"><text:span text:style-name="T2">Wyobraźmy sobie, </text:span><text:span text:style-name="T14">że</text:span><text:span text:style-name="T2"> chcemy zbudować model prognozujący ilość samochodów przejeżdżających przez most w jakimś dużym mieście. Wiadomo, że natężenie ruchu zależy od godziny</text:span><text:span text:style-name="T1">. Inny ruch zanotujemy w godzinach szczytu, a inny w nocy czy o świcie.</text:span></text:p>
      <text:p text:style-name="P10">Kolejnym czynnikiem jest dzień tygodnia. <text:span text:style-name="T15">N</text:span><text:span text:style-name="T14">ie da się porównać </text:span>ruchu niedzielnego z ruchem czwartkowym. Następnym czynnikiem jest pogoda. Gdy pada <text:span text:style-name="T15">deszcz, </text:span>mieszkańcy miasta nie będą skłonni dojeżdża<text:span text:style-name="T5">ć</text:span> do pracy rowerem czy <text:span text:style-name="T14">chodzić </text:span>pieszo.</text:p>
      <text:p text:style-name="P10">Mamy więc <text:span text:style-name="T15">trzy</text:span> zmienne do naszego modelu:</text:p>
      <text:p text:style-name="P10"/>
      <text:p text:style-name="P10">x<text:span text:style-name="T3">1</text:span> – <text:span text:style-name="T2">godz</text:span>ina <text:span text:style-name="T14">pomiaru</text:span> </text:p>
      <text:p text:style-name="P2">x<text:span text:style-name="T3">2</text:span> – dzień tygodnia <text:span text:style-name="T14">pomiaru</text:span></text:p>
      <text:p text:style-name="P3">x<text:span text:style-name="T3">3</text:span> – ilość opadów atmosferycznych <text:span text:style-name="T14">w momencie dokonania pomiaru</text:span></text:p>
      <text:p text:style-name="P3"/>
      <text:p text:style-name="P10"><text:span text:style-name="T2">Na podstawie tych trzech zmiennych, nasz model ma określić prawdopodobny poziom natężeni</text:span><text:span text:style-name="T14">a</text:span><text:span text:style-name="T2"> ruchu na mości</text:span><text:span text:style-name="T15">e</text:span><text:span text:style-name="T2">. Tym razem nie będę wchodził w techniczne aspekty budowy modelu regresji liniowej. Powiem tylko tyle, że model buduje się sam. Naszym zadaniem jest </text:span><text:span text:style-name="T14">jedynie</text:span><text:span text:style-name="T2"> wpisanie w pierwszej kolumnie arkusza kalkulacyj</text:span><text:span text:style-name="T5">n</text:span><text:span text:style-name="T2">ego pełnych godzin (zmienna x</text:span><text:span text:style-name="T4">1</text:span><text:span text:style-name="T2">). W drugiej kolumnie należy wpisać, jaki był wtedy dzień tygodnia, </text:span><text:span text:style-name="T15">a </text:span><text:span text:style-name="T2">w kolejnej, jaki był </text:span><text:span text:style-name="T5">wtedy </text:span><text:span text:style-name="T2">poziom opadów w mm.</text:span></text:p>
      <text:p text:style-name="P4">Najważniejsza jest ostatnia kolumna, w której należy zapisać ilość samochodów, <text:span text:style-name="T14">jakie przejechały przez most </text:span>w określonej godzinie i dniu tygodnia. Ta ostatnia kolumna zawiera zmienne zależne zwane również wartościami wynikowymi.</text:p>
      <text:p text:style-name="P12"><text:span text:style-name="T5">Resztę pracy zrobi za nas arkusz kalkulacyjny. Większość arkuszy kalkulacyjnych również Excel jest wyposażony</text:span><text:span text:style-name="T15">ch</text:span><text:span text:style-name="T5"> w narzędzie </text:span><text:span text:style-name="T6">samodzielnie</text:span><text:span text:style-name="T5"> tworzące model regresji liniowej. </text:span></text:p>
      <text:p text:style-name="P13"><text:span text:style-name="T6">Narzędzie mając do dyspozycji kilkaset tysięcy godzin w dniach tygodnia, w których zanotowano natężenie ruchu na mości</text:span><text:span text:style-name="T15">e</text:span><text:span text:style-name="T6">. Na podstawie tych danych tworzony jest specja</text:span><text:span text:style-name="T15">ln</text:span><text:span text:style-name="T6">y mechanizm matematyczny, który n</text:span><text:span text:style-name="T15">auczony</text:span><text:span text:style-name="T6"> historią jest w stanie przewidzieć, jaki będzie poziom ruchu na mości</text:span><text:span text:style-name="T15">e</text:span><text:span text:style-name="T6"> w przyszłości, o określonej godzinie, w określonym dniu tygodnia i na podstawie prognozowanego poziomu opadów.</text:span></text:p>
      <text:p text:style-name="P5">Tak właśnie w praktyce tworzy się najstarszy, używany powszechnie model regresji liniowej.</text:p>
      <text:p text:style-name="P5"/>
      <text:p text:style-name="P5"/>
      <text:p text:style-name="P21">Problem drugiej zmiany</text:p>
      <text:p text:style-name="P13"><text:span text:style-name="T6">Jest to studium przypadku, który miał miejsce naprawdę i który stanowił poważny problem biznesowy. Pewna piekarnia posiadała sieć kilkunastu sklepów z pieczywem. Sklepy znajdowały </text:span><text:soft-page-break/><text:span text:style-name="T6">się w bezpośrednim sąsiedztwie stacji kolejowych w szeregu podmiejskich miejscowości. Mieszkańcy </text:span><text:span text:style-name="T7">tych miejscowości codziennie dojeżdżali </text:span><text:span text:style-name="T15">publicznym środkiem transportu</text:span><text:span text:style-name="T7"> do pracy.</text:span></text:p>
      <text:p text:style-name="P14"><text:span text:style-name="T7">Sklepy z pieczywem pracowały od 6 rano do godziny 18. Tak długi okres funkcjonowania wymagał dodatkowej dostawy pieczywa w środku dnia.</text:span></text:p>
      <text:p text:style-name="P14"><text:span text:style-name="T7">W pierwszej dostawie </text:span><text:span text:style-name="T8">właściciel piekarni wysyłał wszystkie produkty nie analizując, jaki będzie na nie popyt. Prawdziwy kłopot pojawiał się przy drugiej dostawie. Jednego dnia asortyment udawał się sprzedać prawie w całości, innego dnia większość asortymentu trzeba było utylizować. Sprzedaż drugiej dostawy pieczywa był</text:span><text:span text:style-name="T16">a</text:span><text:span text:style-name="T8"> decydując</text:span><text:span text:style-name="T16">a</text:span><text:span text:style-name="T8"> dla rentowności piekarni. Pierwsza dostawa pokrywała koszty stałe i zmienne piekarni, zaś druga dostawa wypracowywała dzienny zysk. Kiedy na drugiej zmianie pieczywa było za dużo, nie udawało się go sprzedać i musiało być ono ze stratą utylizowane. </text:span><text:span text:style-name="T9">Wtedy piekarnia ponosiła dzienna stratę na działalności.</text:span><text:span text:style-name="T8"> Kiedy pieczywa było za mało, klienci wychodzili ze sklepu rozczarowani i niezadowoleni, </text:span><text:span text:style-name="T9">a piekarnia nie zarabiała tyle, ile mogła zarobić. </text:span><text:span text:style-name="T8">Warto podkreślić, że wieczorne zakupy pieczywa były również kluczowe dla mieszkańców miejscowości. Wracali oni z pracy i kupowali świeże pieczywo na następny dzień. <text:s/></text:span></text:p>
      <text:p text:style-name="P15"><text:span text:style-name="T8">Kiedy nie znajdowali w sklepach </text:span><text:span text:style-name="T9">piekarni</text:span><text:span text:style-name="T8"> szukali </text:span><text:span text:style-name="T9">go w </text:span><text:span text:style-name="T8">innych </text:span><text:span text:style-name="T9">sklepach</text:span><text:span text:style-name="T8">. </text:span></text:p>
      <text:p text:style-name="P15"/>
      <text:p text:style-name="P20">Co decydowało o popycie na pieczywo?</text:p>
      <text:p text:style-name="P6"/>
      <text:p text:style-name="P16"><text:span text:style-name="T9"><text:tab/>Pracownicy piekarni z</text:span><text:span text:style-name="T8">auważ</text:span><text:span text:style-name="T9">yli</text:span><text:span text:style-name="T8">, że popyt </text:span><text:span text:style-name="T9">na pieczywo w godzinach popołudniowych </text:span><text:span text:style-name="T8">zależał </text:span><text:span text:style-name="T9">od dnia tygodnia. Wzmożony popyt występował w poniedziałki, środy i soboty. Zauważ</text:span><text:span text:style-name="T16">yli</text:span><text:span text:style-name="T9"> również, że na poziom popytu pośredni wpływ m</text:span><text:span text:style-name="T10">i</text:span><text:span text:style-name="T9">a</text:span><text:span text:style-name="T10">ła</text:span><text:span text:style-name="T9"> pogoda, pora roku oraz miesiąc, w którym prowadzona była sprzedaż. Pracownicy odpowiedzialni za planowanie produkcji brali te zmienne pod uwagę przy planowaniu produkcji. Nie zawsze jednak potrafili </text:span><text:span text:style-name="T10">właściwie zinterpretować</text:span><text:span text:style-name="T9"> jednocześnie wiele czynników, </text:span><text:span text:style-name="T10">które</text:span><text:span text:style-name="T9"> </text:span><text:span text:style-name="T10">tworzyły konfiguracje wzajemnych zależności. Proces planowania przez „wróżenie” był bardzo pracochłonn</text:span><text:span text:style-name="T16">y</text:span><text:span text:style-name="T10"> i frustrując</text:span><text:span text:style-name="T16">y</text:span><text:span text:style-name="T10">. Piekarnia posiadała kilkanaście sklepów, prognozę trzeba było prowadzić dla kilkudziesięciu produktów w każdy</text:span><text:span text:style-name="T16">m</text:span><text:span text:style-name="T10"> z tych sklepów codziennie i trzeba było robić to stosunkowo szybko. W akcie rozpaczy właściciel wpadł na pomysł, aby produkować na drugą dostawę tyle pieczywa, ile udawało się sprzedawać dokładnie w tym samym dniu tygodnia rok temu. Ten pomysł doprowadził kierownika produkcji na skraj załamania nerwowego. Musiał on codziennie rano wchodzić do historii systemu sprzedaży </text:span><text:span text:style-name="T16">i</text:span><text:span text:style-name="T10"> odszukiwać właściwy dzień sprzed roku. Następnie wypisywać poziomy sprzedaży z każdego z trzydziestu produktu w każdym z kilkunastu sklepów. W porę pomocy udzieli informatycy, którzy zebrali wszystkie dane z kilku lat w jede</text:span><text:span text:style-name="T16">n</text:span><text:span text:style-name="T10"> arkusz kalkulacyjny. </text:span><text:span text:style-name="T11">Od tej pory kierownik produkcji mógł ułożyć plan produkcji nawet na kilka tygodni do przodu. Niestety nie była to efektywna metoda. Sprzedaże sprzed wielu lat niepokojąco rozmijały się w sprzedaży konkretnych dni. <text:s/>Postanowi</text:span><text:span text:style-name="T16">ono</text:span><text:span text:style-name="T11"> więc bazować na średnich wieloletnich dla <text:s/>pojedynczych dni.</text:span></text:p>
      <text:p text:style-name="P16"/>
      <text:p text:style-name="P23"><text:span text:style-name="T11">Czy warto okrywać koło na nowo? <text:s/></text:span><text:span text:style-name="T10"><text:s/></text:span></text:p>
      <text:p text:style-name="P7"/>
      <text:p text:style-name="P7">Aby precyzyjnie stworzyć model regresji linowej, wystarczy arkusz kalkulacyjny, w którym będą znajdowały się zmienne opisujące oraz zmienna wynikowa. </text:p>
      <text:p text:style-name="P16"><text:span text:style-name="T11">Pracownicy piekarni w trakcie swoich prób przepowiadania przyszłości uporządkowali historię wielkości sprzedaży. <text:s text:c="2"/>Każdy wiersz oznaczał pojedynczą transakcję, dokonaną w określonym czasie, dniu tygodnia i zakończoną określoną ilością sprzedanego pieczywa. </text:span><text:span text:style-name="T12">Jak pamiętamy, pracownicy piekarni wskazywali, że pośredni wpływ na sprzedaż miała pogoda. Teraz wystarczyło dołączyć do danych historyczne informacje o pogodzie, aby uzyskać kompletny zestaw danych do stworzenia modelu regresji liniowej. Uzupełniono wiec bazę o dane pogodowe, takie jak temperatura, ciśnienie oraz <text:s/>wielkość i rodzaj opadów. Dane ze sprzedaży przedpołudniowej zostały usunięte z bazy, która następnie została rozdzielona na 30 oddzielnych zestawów odpowiadającym 30 wspomnianym produktom. W rezultacie powstało 30 oddzielnych modeli. Modele regresji liniowej maj</text:span><text:span text:style-name="T16">ą</text:span><text:span text:style-name="T12"> postać prostego równania, który z łatwością można zapisać jako funkcję w arkuszu kalkulacyjnym. </text:span></text:p>
      <text:p text:style-name="P17"><text:soft-page-break/></text:p>
      <text:p text:style-name="P18"><text:span text:style-name="T13">Każdy z 30 asortymentów sprzedawanych na drugiej zmianie posiadał własny model prognostyczny oparty na tysiącach transakcji z poprzednich lat. Modele te były zapisane jako funkcje arkusza kalkulacyjnego. </text:span></text:p>
      <text:p text:style-name="P18"><text:span text:style-name="T13"><text:s/></text:span></text:p>
      <text:p text:style-name="P18"><text:span text:style-name="T13">Wystarczyło wpisać dzień tygodnia, miesiąc oraz kilka informacji z prognozy pogody, aby dowiedzieć się, jaka będzie przyszła sprzedaż w wybranej lokalizacji. </text:span></text:p>
      <text:p text:style-name="P18"><text:span text:style-name="T13">Ten prosty arkusz modeli regresji liniowej prognozował sprzedaż z dokładnością od 65 do 82%, co wystarczało, aby uzyskać zysk. </text:span></text:p>
      <text:p text:style-name="P18"/>
      <text:p text:style-name="P19"><text:span text:style-name="T10"><text:s/></text:span></text:p>
      <text:p text:style-name="P13"/>
      <text:p text:style-name="P18"><text:span text:style-name="T13">Opisana sytuacja zaistniała naprawdę, co pokazuje, że metody naukowe nie są oderwane od rzeczywistości. Mając do dyspozycji podobne bazy sprzedaży oraz współczesną technologię składającą się z nowoczesnych modeli prognostycznych oraz sieci nieuronowych moż</text:span><text:span text:style-name="T16">na</text:span><text:span text:style-name="T13"> wykrywać niezwykł</text:span><text:span text:style-name="T16">e</text:span><text:span text:style-name="T13"> współzależności, koincydencje i trendy. Na podstawie wielkości i różnorodności pojedynczych zakupów można grupować klientów, typować ich preferencje lub wrażliwość na promocje lub podwyżki cen. Dane sprzedażowe stanowią skarbnic</text:span><text:span text:style-name="T16">ę</text:span><text:span text:style-name="T13"> wiedzy, która kiedyś w przyszłości może zostać skutecznie wykorzystana.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8:14:33.597053800</meta:creation-date>
    <dc:date>2021-10-28T22:06:43.690794825</dc:date>
    <meta:editing-duration>PT2H5M1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31" meta:word-count="1116" meta:character-count="8290" meta:non-whitespace-character-count="7168"/>
  </office:meta>
</office:document-meta>
</file>